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100000008225824F878A1FFED.png" manifest:media-type="image/png"/>
  <manifest:file-entry manifest:full-path="Pictures/10000E2B00000371000000DE489193608A094A0F.svg" manifest:media-type="image/svg+xml"/>
  <manifest:file-entry manifest:full-path="Pictures/100002010000002600000010FDFF0DB3B3A84DAF.png" manifest:media-type="image/png"/>
  <manifest:file-entry manifest:full-path="Pictures/10001801000003F1000001A78667F87288A1CB61.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ru" fo:country="RU" officeooo:rsid="0000595c" officeooo:paragraph-rsid="0000595c"/>
    </style:style>
    <style:style style:name="P2" style:family="paragraph" style:parent-style-name="Standard">
      <style:paragraph-properties fo:text-align="center" style:justify-single-word="false"/>
      <style:text-properties fo:font-size="14pt" fo:language="ru" fo:country="RU" fo:font-weight="bold" officeooo:rsid="0000595c" officeooo:paragraph-rsid="0000595c" style:font-size-asian="14pt" style:font-weight-asian="bold" style:font-size-complex="14pt" style:font-weight-complex="bold"/>
    </style:style>
    <style:style style:name="P3" style:family="paragraph" style:parent-style-name="Standard">
      <loext:graphic-properties draw:fill="none"/>
      <style:paragraph-properties fo:margin-left="0cm" fo:margin-right="0cm" fo:text-indent="1cm" style:auto-text-indent="false" fo:background-color="transparent" style:vertical-align="middle">
        <style:tab-stops>
          <style:tab-stop style:position="10.65cm" style:type="center"/>
          <style:tab-stop style:position="21.299cm" style:type="right"/>
        </style:tab-stops>
      </style:paragraph-properties>
      <style:text-properties fo:language="ru" fo:country="RU" officeooo:rsid="0016729c" officeooo:paragraph-rsid="0016729c"/>
    </style:style>
    <style:style style:name="P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officeooo:rsid="0027e97d" officeooo:paragraph-rsid="00291cae"/>
    </style:style>
    <style:style style:name="P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officeooo:rsid="00334909" officeooo:paragraph-rsid="00334909"/>
    </style:style>
    <style:style style:name="P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officeooo:rsid="002dac6d" officeooo:paragraph-rsid="002dac6d"/>
    </style:style>
    <style:style style:name="P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officeooo:rsid="003a0422" officeooo:paragraph-rsid="0042e17b"/>
    </style:style>
    <style:style style:name="P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fo:font-weight="bold" officeooo:rsid="0016729c" officeooo:paragraph-rsid="004529f5" style:font-weight-asian="bold" style:font-weight-complex="bold"/>
    </style:style>
    <style:style style:name="P9" style:family="paragraph" style:parent-style-name="Standard">
      <loext:graphic-properties draw:fill="none"/>
      <style:paragraph-properties fo:margin-left="0cm" fo:margin-right="0cm" fo:text-align="center" style:justify-single-word="false" fo:text-indent="1cm" style:auto-text-indent="false" fo:background-color="transparent"/>
      <style:text-properties fo:language="ru" fo:country="RU" fo:font-weight="bold" officeooo:rsid="0016729c" officeooo:paragraph-rsid="004529f5" style:font-weight-asian="bold" style:font-weight-complex="bold"/>
    </style:style>
    <style:style style:name="P10"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paragraph-rsid="00048949"/>
    </style:style>
    <style:style style:name="P1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401c7" officeooo:paragraph-rsid="002401c7"/>
    </style:style>
    <style:style style:name="P1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7e97d" officeooo:paragraph-rsid="00291cae"/>
    </style:style>
    <style:style style:name="P1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91cae" officeooo:paragraph-rsid="00291cae"/>
    </style:style>
    <style:style style:name="P1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b3c40" officeooo:paragraph-rsid="002b3c40"/>
    </style:style>
    <style:style style:name="P1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c8125" officeooo:paragraph-rsid="002c8125"/>
    </style:style>
    <style:style style:name="P1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db540" officeooo:paragraph-rsid="002db540"/>
    </style:style>
    <style:style style:name="P1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e6294" officeooo:paragraph-rsid="002e6294"/>
    </style:style>
    <style:style style:name="P18" style:family="paragraph" style:parent-style-name="Standard">
      <loext:graphic-properties draw:fill="none"/>
      <style:paragraph-properties fo:margin-left="0cm" fo:margin-right="0cm" fo:text-indent="1cm" style:auto-text-indent="false" fo:background-color="transparent" style:vertical-align="middle">
        <style:tab-stops>
          <style:tab-stop style:position="10.65cm" style:type="center"/>
          <style:tab-stop style:position="21.299cm" style:type="right"/>
        </style:tab-stops>
      </style:paragraph-properties>
      <style:text-properties officeooo:paragraph-rsid="0018043d"/>
    </style:style>
    <style:style style:name="P19"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officeooo:paragraph-rsid="00048949"/>
    </style:style>
    <style:style style:name="P20" style:family="paragraph" style:parent-style-name="Text_20_body">
      <style:paragraph-properties fo:text-align="center" style:justify-single-word="false"/>
      <style:text-properties fo:font-size="14pt" fo:language="ru" fo:country="RU" fo:font-weight="bold" officeooo:rsid="0000595c" officeooo:paragraph-rsid="0000595c" style:font-size-asian="14pt" style:font-weight-asian="bold" style:font-size-complex="14pt" style:font-weight-complex="bold"/>
    </style:style>
    <style:style style:name="P21" style:family="paragraph" style:parent-style-name="Standard">
      <loext:graphic-properties draw:fill="none"/>
      <style:paragraph-properties fo:margin-left="0cm" fo:margin-right="0cm" fo:text-indent="1cm" style:auto-text-indent="false" fo:background-color="transparent" style:vertical-align="middle">
        <style:tab-stops>
          <style:tab-stop style:position="10.65cm" style:type="center"/>
          <style:tab-stop style:position="21.299cm" style:type="right"/>
        </style:tab-stops>
      </style:paragraph-properties>
      <style:text-properties fo:language="ru" fo:country="RU" officeooo:rsid="0051e3dd" officeooo:paragraph-rsid="0055fd7c"/>
    </style:style>
    <style:style style:name="P2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fo:language="ru" fo:country="RU"/>
    </style:style>
    <style:style style:name="T2" style:family="text">
      <style:text-properties fo:language="ru" fo:country="RU" fo:font-weight="bold" style:font-weight-asian="bold" style:font-weight-complex="bold"/>
    </style:style>
    <style:style style:name="T3" style:family="text">
      <style:text-properties fo:language="ru" fo:country="RU" fo:font-weight="bold" officeooo:rsid="0000595c" style:font-weight-asian="bold" style:font-weight-complex="bold"/>
    </style:style>
    <style:style style:name="T4" style:family="text">
      <style:text-properties fo:language="ru" fo:country="RU" officeooo:rsid="0000595c"/>
    </style:style>
    <style:style style:name="T5" style:family="text">
      <style:text-properties fo:language="ru" fo:country="RU" officeooo:rsid="0016729c"/>
    </style:style>
    <style:style style:name="T6" style:family="text">
      <style:text-properties fo:language="ru" fo:country="RU" fo:font-style="italic" officeooo:rsid="004fb6bb" style:font-style-asian="italic" style:font-style-complex="italic"/>
    </style:style>
    <style:style style:name="T7" style:family="text">
      <style:text-properties fo:language="ru" fo:country="RU" officeooo:rsid="0022c9cd"/>
    </style:style>
    <style:style style:name="T8" style:family="text">
      <style:text-properties fo:language="ru" fo:country="RU" officeooo:rsid="002401c7"/>
    </style:style>
    <style:style style:name="T9" style:family="text">
      <style:text-properties fo:language="ru" fo:country="RU" officeooo:rsid="00261c97"/>
    </style:style>
    <style:style style:name="T10" style:family="text">
      <style:text-properties fo:language="ru" fo:country="RU" officeooo:rsid="0027e97d"/>
    </style:style>
    <style:style style:name="T11" style:family="text">
      <style:text-properties fo:language="ru" fo:country="RU" officeooo:rsid="00291cae"/>
    </style:style>
    <style:style style:name="T12" style:family="text">
      <style:text-properties fo:language="ru" fo:country="RU" officeooo:rsid="002a8657"/>
    </style:style>
    <style:style style:name="T13" style:family="text">
      <style:text-properties fo:language="ru" fo:country="RU" officeooo:rsid="002b3c40"/>
    </style:style>
    <style:style style:name="T14" style:family="text">
      <style:text-properties fo:language="ru" fo:country="RU" officeooo:rsid="002c8125"/>
    </style:style>
    <style:style style:name="T15" style:family="text">
      <style:text-properties fo:language="ru" fo:country="RU" officeooo:rsid="002dac6d"/>
    </style:style>
    <style:style style:name="T16" style:family="text">
      <style:text-properties fo:language="ru" fo:country="RU" officeooo:rsid="002e6294"/>
    </style:style>
    <style:style style:name="T17" style:family="text">
      <style:text-properties fo:language="ru" fo:country="RU" officeooo:rsid="003052a3"/>
    </style:style>
    <style:style style:name="T18" style:family="text">
      <style:text-properties fo:language="ru" fo:country="RU" officeooo:rsid="00308860"/>
    </style:style>
    <style:style style:name="T19" style:family="text">
      <style:text-properties fo:language="ru" fo:country="RU" officeooo:rsid="0031d848"/>
    </style:style>
    <style:style style:name="T20" style:family="text">
      <style:text-properties fo:language="ru" fo:country="RU" officeooo:rsid="00350762"/>
    </style:style>
    <style:style style:name="T21" style:family="text">
      <style:text-properties fo:language="ru" fo:country="RU" officeooo:rsid="0046ae65"/>
    </style:style>
    <style:style style:name="T22" style:family="text">
      <style:text-properties fo:language="ru" fo:country="RU" officeooo:rsid="0047dd4e"/>
    </style:style>
    <style:style style:name="T23" style:family="text">
      <style:text-properties fo:language="ru" fo:country="RU" officeooo:rsid="004b4c94"/>
    </style:style>
    <style:style style:name="T24" style:family="text">
      <style:text-properties fo:language="en" fo:country="US"/>
    </style:style>
    <style:style style:name="T25" style:family="text">
      <style:text-properties fo:language="en" fo:country="US" officeooo:rsid="001c3a74"/>
    </style:style>
    <style:style style:name="T26" style:family="text">
      <style:text-properties fo:language="en" fo:country="US" fo:font-style="italic" officeooo:rsid="001c3a74" style:font-style-asian="italic" style:font-style-complex="italic"/>
    </style:style>
    <style:style style:name="T27" style:family="text">
      <style:text-properties fo:language="en" fo:country="US" officeooo:rsid="0053d01f"/>
    </style:style>
    <style:style style:name="T28" style:family="text">
      <style:text-properties fo:font-weight="bold" style:font-weight-asian="bold" style:font-weight-complex="bold"/>
    </style:style>
    <style:style style:name="T29" style:family="text">
      <style:text-properties officeooo:rsid="00350762"/>
    </style:style>
    <style:style style:name="T30" style:family="text">
      <style:text-properties officeooo:rsid="003f4d49"/>
    </style:style>
    <style:style style:name="T31" style:family="text">
      <style:text-properties officeooo:rsid="0049e5f7"/>
    </style:style>
    <style:style style:name="T32" style:family="text">
      <style:text-properties fo:font-style="italic" style:font-style-asian="italic" style:font-style-complex="italic"/>
    </style:style>
    <style:style style:name="T33" style:family="text">
      <style:text-properties fo:font-style="normal" style:font-style-asian="normal" style:font-style-complex="normal"/>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 text:display-outline-level="1" text:separation-character="." text:name="Equation"/>
      </text:sequence-decls>
      <text:p text:style-name="P2">Василевский А.В.</text:p>
      <text:p text:style-name="P2"/>
      <text:p text:style-name="P20">Принцип относительности в ньютоновской и релятивисткой физике.</text:p>
      <text:p text:style-name="P1"/>
      <text:p text:style-name="P1"/>
      <text:p text:style-name="P1"/>
      <text:p text:style-name="P1"/>
      <text:p text:style-name="P19"><text:span text:style-name="T3">1.</text:span><text:span text:style-name="T4"> </text:span><text:span text:style-name="T7">Строго физически принцип относительности (Галилея) был сформулирован Галилеем, а затем более формально Ньютоном в своих «Началах». Данный принцип </text:span><text:span text:style-name="T8">обычно дается</text:span><text:span text:style-name="T7"> следующим образом:</text:span></text:p>
      <text:p text:style-name="P10"><text:span text:style-name="T7">«</text:span><text:span text:style-name="T10">Законы природы одинаковы во всех системах отсчета, движущихся друг относительно друга равномерно и прямолинейно.</text:span><text:span text:style-name="T7">»</text:span></text:p>
      <text:p text:style-name="P11"><text:span text:style-name="T1">Математически принцип относительности Галилея выражается в преобразованиях Галилея при переходе из одной системы координат в другую, движущуюся равномерно и прямолинейно относительно первой. </text:span><text:span text:style-name="T9">Закон преобразования нетрудно установить, рассмотрев две системы координат и записав необходимые уравнения.</text:span></text:p>
      <text:p text:style-name="P4">Отсюда возникает понятие инерциальной системы, т. е. такой, в который законы механики остаются справедливыми. Так, например, во вращающейся системе законы Ньютона требуют формальной перестройки для учета «сил инерции».</text:p>
      <text:p text:style-name="P12"><text:span text:style-name="T1">Вполне очевидно, что инерциальных систем бесконечно много. </text:span><text:span text:style-name="T11">Поэтому также очевидно, что нет какой-либо «абсолютной инерциальной системы», поскольку все инерциальные системы эквивалентны в силу принципа относительности Галилея. </text:span><text:span text:style-name="T1">В то же время, нет принципиального способа указать хотя бы одну инерциальную систему. Таковой не может являться, </text:span><text:span text:style-name="T21">например,</text:span><text:span text:style-name="T1"> Земля, поскольку она движется ускоренно вокруг своей оси и вокруг Солнца.</text:span></text:p>
      <text:p text:style-name="P13"><text:span text:style-name="T2">2.</text:span><text:span text:style-name="T1"> Из математической формулировки принципа относительности Галилея вытекает закон сложения скоростей. Два камня, брошенные пассажиром по и против движения поезда с точки зрения стоящего на земле наблюдателя будут иметь разные по модулю скорости, отличающиеся </text:span><text:span text:style-name="T22">от скорости поезда на величину скорости камня.</text:span></text:p>
      <text:p text:style-name="P13"><text:span text:style-name="T1">Положение вещей не нарушается и для более сложных явлений. Так, скорость звука </text:span><text:span text:style-name="T12">складывается со скоростью движения поезда. </text:span><text:span text:style-name="T13">Звук можно «обогнать», если двигаться быстрее скорости звука.</text:span></text:p>
      <text:p text:style-name="P14"><text:span text:style-name="T1">Однако для явлений распространения электромагнитных волн такого наблюдать не удавалось. Кроме того, что свет распространяется предельно быстро, он для своего распространения не требует </text:span><text:span text:style-name="T20">механической </text:span><text:span text:style-name="T1">среды, </text:span><text:span text:style-name="T14">т. е. может распространяться и в вакууме</text:span><text:span text:style-name="T1">, в отличие от механических волн (того же звука). Поэтому долгое время считалось, </text:span><text:span text:style-name="T14">что свет распространяется в некоем эфире. Причем не было ясно, как эфир соотносится с нашим пространством – взаимодействует ли он с ним («увлекается» при движении) или как бы движется сквозь наше пространство (концепция «эфирного моря»).</text:span></text:p>
      <text:p text:style-name="P15"><text:span text:style-name="T1">Спустя время стало, однако, ясно, что скорость света </text:span><text:span text:style-name="T15">постоянна во всех системах отсчета. Действительно, если бы это было не так, то движение двойных звезд явно казалось бы нам очень странным – более быстрые волны от приближающейся звезды обгоняли бы более медленные от удаляющейся. Однако этого не происходит.</text:span></text:p>
      <text:p text:style-name="P6">Оставалось разобраться с эфиром. Ни первая, ни вторая, гипотеза, ни их комбинации <text:span text:style-name="T31">в конечном счете </text:span>не <text:span text:style-name="T31">оправдались</text:span>. Если эфир увлекается нашим пространством, то возле быстро движущихся объектов возникали бы искажения распространения света, чего не происходит. Эксперимент Майкельсона-Морли опроверг наличие «эфирного ветра», что явилось приговором для второй гипотезы.</text:p>
      <text:p text:style-name="P16"><text:span text:style-name="T2">3.</text:span><text:span text:style-name="T1"> Позже Лоренц показал </text:span><text:span text:style-name="T27">[2]</text:span><text:span text:style-name="T1">, что уравнения Максвелла инвариантны относительно преобразовани</text:span><text:span text:style-name="T16">й Лоренца (</text:span><text:span text:style-name="T23">также было известно, что они </text:span><text:span text:style-name="T16">не инвариантны </text:span><text:soft-page-break/><text:span text:style-name="T16">относительно Галилеевских преобразований)</text:span><text:span text:style-name="T1">. </text:span><text:span text:style-name="T16">Это послужило отправной точкой к созданию теории относительности Эйнштейном. Если предположить, что скорость света постоянна во всех системах отсчета, при этом не отвергая постулат об эквивалентности всех инерциальных систем, но отказаться лишь от Галилеевского закона сложения скоростей, заменив его Лоренцовым, можно построить и весьма непротиворечивую механику. При этом придется отказаться от 2-го закона Ньютона, т. к. он не инвариантен к преобразованиям Лоренца.</text:span></text:p>
      <text:p text:style-name="P17"><text:span text:style-name="T16">Н</text:span><text:span text:style-name="T1">аиболее просто формулировать новую механику исходя из принципа наименьшего действия для свободной материальной точки. Необходимо найти инвариантный к преобразованиям Лоренца лагранжиан, который бы в пределе </text:span><text:span text:style-name="T24"><draw:g text:anchor-type="as-char" svg:y="-0.229cm" draw:z-index="0" draw:style-name="gr1"><svg:title>TexMaths</svg:title><svg:desc>14§display§v \ll c§svg§600§TRUE§</svg:desc><draw:frame draw:style-name="gr2" draw:text-style-name="P22" svg:width="0.987cm" svg:height="0.246cm" svg:x="0cm" svg:y="0cm"><draw:image xlink:href="Pictures/10000E2B00000371000000DE489193608A094A0F.svg" xlink:type="simple" xlink:show="embed" xlink:actuate="onLoad" loext:mime-type="image/svg+xml"><text:p/></draw:image><draw:image xlink:href="Pictures/100002010000002100000008225824F878A1FFED.png" xlink:type="simple" xlink:show="embed" xlink:actuate="onLoad" loext:mime-type="image/png"/></draw:frame></draw:g></text:span><text:span text:style-name="T24"><text:s/></text:span><text:span text:style-name="T1">переходил в классический </text:span><text:span text:style-name="T1"><draw:g text:anchor-type="as-char" svg:y="-0.369cm" draw:z-index="1" draw:style-name="gr1"><svg:title>TexMaths</svg:title><svg:desc>14§display§mv^2/2§svg§600§TRUE§</svg:desc><draw:frame draw:style-name="gr2" draw:text-style-name="P22" svg:width="1.128cm" svg:height="0.475cm" svg:x="0cm" svg:y="0cm"><draw:image xlink:href="Pictures/10001801000003F1000001A78667F87288A1CB61.svg" xlink:type="simple" xlink:show="embed" xlink:actuate="onLoad" loext:mime-type="image/svg+xml"><text:p/></draw:image><draw:image xlink:href="Pictures/100002010000002600000010FDFF0DB3B3A84DAF.png" xlink:type="simple" xlink:show="embed" xlink:actuate="onLoad" loext:mime-type="image/png"/></draw:frame></draw:g></text:span><text:span text:style-name="T1">. </text:span><text:span text:style-name="T17">Оказалось, что действие в виде четырехмерного интервала </text:span><text:span text:style-name="T19">в пространстве Минковского </text:span><text:span text:style-name="T17">обладает ну</text:span><text:span text:style-name="T18">ж</text:span><text:span text:style-name="T17">ным свойством.</text:span></text:p>
      <text:p text:style-name="P5"><text:span text:style-name="T28">4.</text:span> <text:span text:style-name="T29">Основными и наиболее известными кинематическими следствиями принципа относительности Эйнштейна для движущихся объектов являются принцип сокращения длин мер (по отношению к собственной длине меры) и принцип замедления времени (по отношению к собственному времени часов). С энергетической точки зрения принцип относительности приводит к эквивалентности инертной массы и энергии. Энергия обладает массой, а масса – энергией. Таким образом, граница между массивными телами и окружающими их полями становится не качественной, как это было ранее, а лишь количественной.</text:span></text:p>
      <text:p text:style-name="P7"><text:span text:style-name="T28">5.</text:span> <text:span text:style-name="T30">Принцип относительности Эйнштейна по прежнему опирается на понятие инерциальной системы, как и принцип относительности Галилея. Он лишь требует обобщения преобразования координат при переходе из одной инерциальной системы в другую. Однако, как мы помним, нельзя указать на какую-либо инерциальную систему, т. е. мы по прежнему для описания каких-либо явлений вынуждены искать лишь более близкую к инерциальной, более подходящую для данного явления систему.</text:span></text:p>
      <text:p text:style-name="P8"/>
      <text:p text:style-name="P9">Литература</text:p>
      <text:p text:style-name="P3"/>
      <text:p text:style-name="P18"><text:span text:style-name="T5">1. </text:span><text:span text:style-name="T26">Эйнштейн, А. </text:span><text:span text:style-name="T6">Инфельд, Л.</text:span><text:span text:style-name="T25"> Эволюция физики // Эйнштейн, А. Собрание научных трудов. – М.: Наука, 1967. – Т. 4. – С. 357–544.</text:span></text:p>
      <text:p text:style-name="P21">2. <text:span text:style-name="T32">Пуанкаре, А. </text:span>О динамике электрона // <text:span text:style-name="T33">Пуанкаре, А.</text:span><text:span text:style-name="T32"> </text:span>Избранные труды. – М.: Наука, 1974. – Т. 3. – С. 429–4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dddddd"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1.2$Windows_X86_64 LibreOffice_project/5d19a1bfa650b796764388cd8b33a5af1f5baa1b</meta:generator>
    <dc:date>2018-12-18T20:31:29.775000000</dc:date>
    <meta:editing-duration>PT5H53M8S</meta:editing-duration>
    <meta:editing-cycles>65</meta:editing-cycles>
    <meta:document-statistic meta:table-count="0" meta:image-count="0" meta:object-count="0" meta:page-count="2" meta:paragraph-count="19" meta:word-count="702" meta:character-count="5311" meta:non-whitespace-character-count="4620"/>
    <meta:user-defined meta:name="TexMathsIgnorePreamble">FALSE</meta:user-defined>
    <meta:user-defined meta:name="TexMathsPreamble">% LaTex Compiler§§\usepackage{amsmath}§\usepackage{amssymb}§\usepackage{physics}§\usepackage[usenames]{color}§§% Uncomment this line for sans-serif maths font§%\everymath{\mathsf{\xdef\mysf{\mathgroup\the\mathgroup\relax}}\mysf}§§% Uncomment these lines for colored equations§% Be careful, background color breaks transparency!§%\definecolor{fgcolor}{RGB}{0,0,255}§%\definecolor{bgcolor}{RGB}{255,0,0}§%\pagecolor{bgcolor}\color{fgcolor}§</meta:user-defined>
  </office:meta>
</office:document-meta>
</file>